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1b4109"/>
    </style:style>
    <style:style style:name="P4" style:family="paragraph" style:parent-style-name="Standard">
      <style:text-properties officeooo:rsid="00157564" officeooo:paragraph-rsid="00157564"/>
    </style:style>
    <style:style style:name="P5" style:family="paragraph" style:parent-style-name="Standard">
      <style:text-properties officeooo:rsid="00168009" officeooo:paragraph-rsid="00168009"/>
    </style:style>
    <style:style style:name="P6" style:family="paragraph" style:parent-style-name="Standard">
      <style:text-properties officeooo:rsid="0016cd8a" officeooo:paragraph-rsid="0016cd8a"/>
    </style:style>
    <style:style style:name="P7" style:family="paragraph" style:parent-style-name="Standard">
      <style:text-properties officeooo:rsid="001a239d" officeooo:paragraph-rsid="001a239d"/>
    </style:style>
    <style:style style:name="P8" style:family="paragraph" style:parent-style-name="Standard" style:list-style-name="L1"/>
    <style:style style:name="P9" style:family="paragraph" style:parent-style-name="Standard">
      <style:text-properties fo:color="#0000ff"/>
    </style:style>
    <style:style style:name="P10" style:family="paragraph" style:parent-style-name="Standard" style:list-style-name="L1">
      <style:text-properties fo:color="#0000ff"/>
    </style:style>
    <style:style style:name="P11" style:family="paragraph" style:parent-style-name="Standard">
      <style:text-properties fo:color="#0000ff" officeooo:rsid="00213a70" officeooo:paragraph-rsid="00213a70"/>
    </style:style>
    <style:style style:name="P12" style:family="paragraph" style:parent-style-name="Standard" style:list-style-name="L2"/>
    <style:style style:name="P13" style:family="paragraph" style:parent-style-name="Standard">
      <style:text-properties fo:color="#000000"/>
    </style:style>
    <style:style style:name="P14" style:family="paragraph" style:parent-style-name="Standard" style:list-style-name="L2">
      <style:text-properties fo:color="#000000"/>
    </style:style>
    <style:style style:name="P15" style:family="paragraph" style:parent-style-name="Standard">
      <style:text-properties fo:color="#000000" officeooo:paragraph-rsid="001b4109"/>
    </style:style>
    <style:style style:name="P16" style:family="paragraph" style:parent-style-name="Standard">
      <style:text-properties fo:color="#000000" officeooo:rsid="00213a70" officeooo:paragraph-rsid="00213a70"/>
    </style:style>
    <style:style style:name="P17" style:family="paragraph" style:parent-style-name="Standard">
      <style:text-properties fo:color="#000000" officeooo:rsid="001f9b24" officeooo:paragraph-rsid="00213a70"/>
    </style:style>
    <style:style style:name="P18" style:family="paragraph" style:parent-style-name="Standard">
      <style:text-properties fo:color="#000000" officeooo:paragraph-rsid="00213a70"/>
    </style:style>
    <style:style style:name="P19" style:family="paragraph" style:parent-style-name="Standard">
      <style:text-properties officeooo:rsid="001a239d" officeooo:paragraph-rsid="00213a70"/>
    </style:style>
    <style:style style:name="P20" style:family="paragraph" style:parent-style-name="Standard">
      <style:text-properties officeooo:rsid="00157564" officeooo:paragraph-rsid="00213a70"/>
    </style:style>
    <style:style style:name="P21" style:family="paragraph" style:parent-style-name="Standard">
      <style:text-properties officeooo:rsid="00168009" officeooo:paragraph-rsid="00213a70"/>
    </style:style>
    <style:style style:name="P22" style:family="paragraph" style:parent-style-name="Standard">
      <style:text-properties officeooo:rsid="0016cd8a" officeooo:paragraph-rsid="00213a70"/>
    </style:style>
    <style:style style:name="P23" style:family="paragraph" style:parent-style-name="Standard">
      <style:text-properties officeooo:paragraph-rsid="00213a70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P1">How wrong must grating tilt be to get a systematic error?</text:p>
      <text:p text:style-name="Standard"/>
      <text:p text:style-name="Standard">How wrong your result is if you don't include Sagnac phase (vel or pol?)</text:p>
      <text:list xml:id="list4498291616669423900" text:style-name="L1">
        <text:list-item>
          <text:p text:style-name="P8">does not affect velocity</text:p>
        </text:list-item>
        <text:list-item>
          <text:p text:style-name="P8">removing Sagnac phase raises r by 10 ppt → raises pol by 0.25 ppt</text:p>
        </text:list-item>
        <text:list-item>
          <text:p text:style-name="P10">What if we analyze all the pol data using only + phase shift data? Does sagnac phase matter then?</text:p>
        </text:list-item>
      </text:list>
      <text:p text:style-name="P2"/>
      <text:p text:style-name="P1">Go through theoretical results list, find the ones that are actually semi-empirical</text:p>
      <text:p text:style-name="P1"/>
      <text:p text:style-name="P11">References</text:p>
      <text:p text:style-name="P2"/>
      <text:p text:style-name="P3"/>
      <text:p text:style-name="P3"/>
      <text:p text:style-name="P3"/>
      <text:p text:style-name="P16">DONE:</text:p>
      <text:p text:style-name="P16"/>
      <text:p text:style-name="P23">I just re-analyzed 150305 and had the velocity increase by 5 ppt. → pol increase by 10 ppt. </text:p>
      <text:p text:style-name="P23">Will other data days before this one do this?</text:p>
      <text:p text:style-name="P23">C<text:span text:style-name="T5">heck at least 1 velocity set on each data day to see if it reanalyzes the same.</text:span></text:p>
      <text:p text:style-name="P18">Also, I had cut this because of “too much dv/dt”, but it really wasn't too bad. Un-cut it.</text:p>
      <text:p text:style-name="P18">Check other days that have been cut to see if they should be re-included.</text:p>
      <text:p text:style-name="P18">SET<text:tab/><text:tab/>CHANGED?<text:tab/><text:tab/>NOTES</text:p>
      <text:p text:style-name="P18">150305<text:tab/>up</text:p>
      <text:p text:style-name="P23">150302<text:tab/>up<text:tab/><text:tab/><text:tab/></text:p>
      <text:p text:style-name="P23">1<text:span text:style-name="T1">5</text:span>0226<text:tab/>up<text:tab/><text:tab/><text:tab/>tried and failed to do it with bad choppers</text:p>
      <text:p text:style-name="P23">1<text:span text:style-name="T1">5</text:span>0219<text:tab/>up</text:p>
      <text:p text:style-name="P23">1<text:span text:style-name="T1">5</text:span>0212<text:tab/>up</text:p>
      <text:p text:style-name="P20">150205<text:tab/>up</text:p>
      <text:p text:style-name="P21">150129<text:tab/><text:span text:style-name="T2">up</text:span></text:p>
      <text:p text:style-name="P22">150126<text:tab/><text:span text:style-name="T3">up</text:span></text:p>
      <text:p text:style-name="P19">141118<text:tab/><text:tab/><text:span text:style-name="T4">some vels very wrong, most went up but some went way down, net pol down</text:span></text:p>
      <text:p text:style-name="P17">141111<text:tab/><text:tab/>up</text:p>
      <text:p text:style-name="P3"/>
      <text:p text:style-name="P3"/>
      <text:p text:style-name="P3"/>
      <text:p text:style-name="P2"/>
      <text:p text:style-name="P2"/>
      <text:p text:style-name="P2">DECIDED NOT TO ADD:</text:p>
      <text:p text:style-name="Standard"/>
      <text:p text:style-name="Standard">How wrong your result is if you get dL wrong by how much</text:p>
      <text:list xml:id="list4412460548039699492" text:style-name="L2">
        <text:list-item>
          <text:p text:style-name="P12">Using data taken at dL = -400 um (150429)</text:p>
          <text:list>
            <text:list-item>
              <text:p text:style-name="P12">assume dL = 0 for vel analysis: vel wrong by -0.6%</text:p>
            </text:list-item>
          </text:list>
        </text:list-item>
        <text:list-item>
          <text:p text:style-name="P12">Using data taken at dL = 0 (150331)</text:p>
          <text:list>
            <text:list-item>
              <text:p text:style-name="P12">assume dL = 0 for vel analysis: vel wrong by +0.6%</text:p>
            </text:list-item>
          </text:list>
        </text:list-item>
        <text:list-item>
          <text:p text:style-name="P14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6-22T15:37:45.377249529</dc:date>
    <meta:editing-duration>P2DT10H15M32S</meta:editing-duration>
    <meta:editing-cycles>59</meta:editing-cycles>
    <meta:generator>LibreOffice/4.3.7.2$Linux_X86_64 LibreOffice_project/430m0$Build-2</meta:generator>
    <meta:document-statistic meta:table-count="0" meta:image-count="0" meta:object-count="0" meta:page-count="1" meta:paragraph-count="33" meta:word-count="295" meta:character-count="1474" meta:non-whitespace-character-count="1210"/>
  </office:meta>
</office:document-meta>
</file>